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Auditoria de Sistemas</text:p>
      <text:p text:style-name="Standard"/>
      <text:p text:style-name="Standard">A sistemática Objetivos de Controle sobre Informações e Tecnologia Relacionada (CobiT), considerada a base para a governança de tecnologia da informação (TI), ajuda a compreender e gerenciar riscos e benefícios que tenham relação com a TI e que sejam associados com a informação.</text:p>
      <text:p text:style-name="Standard"/>
      <text:p text:style-name="Standard">CobiT ajuda o agrupamento existente entre riscos de negócio, necessidades de controle e aspectos tecnológicos, assegurando boas práticas. Foi desenvolvida para três públicos diferentes, dentre eles auditores, para que subsidiem as opiniões aos administradores sobre controles internos.</text:p>
      <text:p text:style-name="Standard"/>
      <text:p text:style-name="Standard">O framework Comittee of Sponsoring Organizations of Treadway Commission (COSO) foi criado em 2013 com o intuito de estudar fraudes, dando maior ênfase à importância de TI para controles internos.</text:p>
      <text:p text:style-name="Standard">Vamos Praticar</text:p>
      <text:p text:style-name="Standard"/>
      <text:p text:style-name="Standard">Você, enquanto auditor, deverá realizar auditoria no Banco Meu Dinheiro S.A., com a finalidade de identificar pontos fortes e fracos que deverão ser discutidos em relação à TI. Descreva o passo a passo de como deverá ser realizada essa tarefa. Ao final disponibilize seu trabalho no fórum da seção.</text:p>
      <text:p text:style-name="Standard">Referências</text:p>
      <text:p text:style-name="Standard"/>
      <text:p text:style-name="Standard">ISACA. Disponível em: http://www.isaca.org/COBIT/Pages/COBIT-5-portuguese.aspx . Acessado em: 14 de Dezembro de 2019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9:28:57.235074474</meta:creation-date>
    <dc:date>2022-04-19T19:42:22.645952808</dc:date>
    <meta:editing-duration>PT13M23S</meta:editing-duration>
    <meta:editing-cycles>6</meta:editing-cycles>
    <meta:generator>LibreOffice/7.2.6.2$Linux_X86_64 LibreOffice_project/20$Build-2</meta:generator>
    <meta:document-statistic meta:table-count="0" meta:image-count="0" meta:object-count="0" meta:page-count="1" meta:paragraph-count="8" meta:word-count="177" meta:character-count="1220" meta:non-whitespace-character-count="1051"/>
  </office:meta>
</office:document-meta>
</file>